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26fab5" officeooo:paragraph-rsid="0026fab5"/>
    </style:style>
    <style:style style:name="P2" style:family="paragraph" style:parent-style-name="Text_20_body">
      <style:text-properties officeooo:rsid="002755a1" officeooo:paragraph-rsid="002755a1"/>
    </style:style>
    <style:style style:name="P3" style:family="paragraph" style:parent-style-name="Text_20_body">
      <style:text-properties officeooo:rsid="002761f8" officeooo:paragraph-rsid="002a443b"/>
    </style:style>
    <style:style style:name="P4" style:family="paragraph" style:parent-style-name="Text_20_body">
      <style:text-properties officeooo:rsid="002a443b" officeooo:paragraph-rsid="002dbbdb"/>
    </style:style>
    <style:style style:name="P5" style:family="paragraph" style:parent-style-name="Text_20_body">
      <style:text-properties officeooo:rsid="002afd5c" officeooo:paragraph-rsid="002afd5c"/>
    </style:style>
    <style:style style:name="P6" style:family="paragraph" style:parent-style-name="Text_20_body">
      <style:text-properties officeooo:rsid="002d692a" officeooo:paragraph-rsid="002d692a"/>
    </style:style>
    <style:style style:name="P7" style:family="paragraph" style:parent-style-name="Text_20_body">
      <style:text-properties officeooo:rsid="002da4de" officeooo:paragraph-rsid="002da4de"/>
    </style:style>
    <style:style style:name="P8" style:family="paragraph" style:parent-style-name="Text_20_body">
      <style:text-properties officeooo:rsid="002fd985" officeooo:paragraph-rsid="002fd985"/>
    </style:style>
    <style:style style:name="P9" style:family="paragraph" style:parent-style-name="Text_20_body">
      <style:text-properties officeooo:rsid="00320720" officeooo:paragraph-rsid="003b6da9"/>
    </style:style>
    <style:style style:name="P10" style:family="paragraph" style:parent-style-name="Text_20_body">
      <style:text-properties officeooo:rsid="00393520" officeooo:paragraph-rsid="00393520"/>
    </style:style>
    <style:style style:name="P11" style:family="paragraph" style:parent-style-name="Text_20_body">
      <style:text-properties officeooo:rsid="003a0b29" officeooo:paragraph-rsid="003a0b29"/>
    </style:style>
    <style:style style:name="P12" style:family="paragraph" style:parent-style-name="Text_20_body">
      <style:text-properties officeooo:rsid="003b6da9" officeooo:paragraph-rsid="003b6da9"/>
    </style:style>
    <style:style style:name="P13" style:family="paragraph" style:parent-style-name="Text_20_body">
      <style:text-properties officeooo:rsid="003dd9bd" officeooo:paragraph-rsid="003dd9bd"/>
    </style:style>
    <style:style style:name="P14" style:family="paragraph" style:parent-style-name="Text_20_body">
      <style:text-properties officeooo:rsid="003ec3a7" officeooo:paragraph-rsid="003ec3a7"/>
    </style:style>
    <style:style style:name="P15" style:family="paragraph" style:parent-style-name="Heading_20_1">
      <style:text-properties officeooo:rsid="00072c70" officeooo:paragraph-rsid="00072c70"/>
    </style:style>
    <style:style style:name="P16" style:family="paragraph" style:parent-style-name="Heading_20_1">
      <style:text-properties officeooo:rsid="0026fab5" officeooo:paragraph-rsid="0026fab5"/>
    </style:style>
    <style:style style:name="P17" style:family="paragraph" style:parent-style-name="Heading_20_2">
      <style:text-properties officeooo:rsid="00072c70" officeooo:paragraph-rsid="00072c70"/>
    </style:style>
    <style:style style:name="P18" style:family="paragraph" style:parent-style-name="Heading_20_2">
      <style:text-properties officeooo:rsid="000b238b" officeooo:paragraph-rsid="000b238b"/>
    </style:style>
    <style:style style:name="P19" style:family="paragraph" style:parent-style-name="Heading_20_2">
      <style:text-properties officeooo:rsid="0021a229" officeooo:paragraph-rsid="0021a229"/>
    </style:style>
    <style:style style:name="P20" style:family="paragraph" style:parent-style-name="Heading_20_2">
      <style:text-properties officeooo:paragraph-rsid="000e23fb"/>
    </style:style>
    <style:style style:name="P21" style:family="paragraph" style:parent-style-name="Heading_20_3">
      <style:text-properties officeooo:rsid="0035b24c" officeooo:paragraph-rsid="0035b24c"/>
    </style:style>
    <style:style style:name="T1" style:family="text">
      <style:text-properties officeooo:rsid="0019e425"/>
    </style:style>
    <style:style style:name="T2" style:family="text">
      <style:text-properties officeooo:rsid="001d0aba"/>
    </style:style>
    <style:style style:name="T3" style:family="text">
      <style:text-properties officeooo:rsid="001f9ac7"/>
    </style:style>
    <style:style style:name="T4" style:family="text">
      <style:text-properties officeooo:rsid="001f9d9d"/>
    </style:style>
    <style:style style:name="T5" style:family="text">
      <style:text-properties officeooo:rsid="00211a63"/>
    </style:style>
    <style:style style:name="T6" style:family="text">
      <style:text-properties officeooo:rsid="00273929"/>
    </style:style>
    <style:style style:name="T7" style:family="text">
      <style:text-properties officeooo:rsid="002761f8"/>
    </style:style>
    <style:style style:name="T8" style:family="text">
      <style:text-properties style:text-position="super 58%" officeooo:rsid="002761f8"/>
    </style:style>
    <style:style style:name="T9" style:family="text">
      <style:text-properties fo:font-style="italic" style:font-style-asian="italic" style:font-style-complex="italic"/>
    </style:style>
    <style:style style:name="T10" style:family="text">
      <style:text-properties fo:font-style="italic" officeooo:rsid="00282009" style:font-style-asian="italic" style:font-style-complex="italic"/>
    </style:style>
    <style:style style:name="T11" style:family="text">
      <style:text-properties fo:font-style="italic" officeooo:rsid="002d692a" style:font-style-asian="italic" style:font-style-complex="italic"/>
    </style:style>
    <style:style style:name="T12" style:family="text">
      <style:text-properties officeooo:rsid="00282009"/>
    </style:style>
    <style:style style:name="T13" style:family="text">
      <style:text-properties fo:font-style="normal" style:font-style-asian="normal" style:font-style-complex="normal"/>
    </style:style>
    <style:style style:name="T14" style:family="text">
      <style:text-properties fo:font-style="normal" officeooo:rsid="00282009" style:font-style-asian="normal" style:font-style-complex="normal"/>
    </style:style>
    <style:style style:name="T15" style:family="text">
      <style:text-properties fo:font-style="normal" officeooo:rsid="002862c7" style:font-style-asian="normal" style:font-style-complex="normal"/>
    </style:style>
    <style:style style:name="T16" style:family="text">
      <style:text-properties fo:font-style="normal" officeooo:rsid="002a443b" style:font-style-asian="normal" style:font-style-complex="normal"/>
    </style:style>
    <style:style style:name="T17" style:family="text">
      <style:text-properties fo:font-style="normal" officeooo:rsid="002c102b" style:font-style-asian="normal" style:font-style-complex="normal"/>
    </style:style>
    <style:style style:name="T18" style:family="text">
      <style:text-properties fo:font-style="normal" officeooo:rsid="002d692a" style:font-style-asian="normal" style:font-style-complex="normal"/>
    </style:style>
    <style:style style:name="T19" style:family="text">
      <style:text-properties fo:font-style="normal" officeooo:rsid="002dbbdb" style:font-style-asian="normal" style:font-style-complex="normal"/>
    </style:style>
    <style:style style:name="T20" style:family="text">
      <style:text-properties fo:font-style="normal" officeooo:rsid="002ffad4" style:font-style-asian="normal" style:font-style-complex="normal"/>
    </style:style>
    <style:style style:name="T21" style:family="text">
      <style:text-properties fo:font-style="normal" officeooo:rsid="003151a6" style:font-style-asian="normal" style:font-style-complex="normal"/>
    </style:style>
    <style:style style:name="T22" style:family="text">
      <style:text-properties fo:font-style="normal" officeooo:rsid="00320720" style:font-style-asian="normal" style:font-style-complex="normal"/>
    </style:style>
    <style:style style:name="T23" style:family="text">
      <style:text-properties fo:font-style="normal" officeooo:rsid="00335aa5" style:font-style-asian="normal" style:font-style-complex="normal"/>
    </style:style>
    <style:style style:name="T24" style:family="text">
      <style:text-properties officeooo:rsid="002a443b"/>
    </style:style>
    <style:style style:name="T25" style:family="text">
      <style:text-properties style:text-position="sub 58%" fo:font-style="italic" officeooo:rsid="002d692a" style:font-style-asian="italic" style:font-style-complex="italic"/>
    </style:style>
    <style:style style:name="T26" style:family="text">
      <style:text-properties officeooo:rsid="003151a6"/>
    </style:style>
    <style:style style:name="T27" style:family="text">
      <style:text-properties officeooo:rsid="000e23fb"/>
    </style:style>
    <style:style style:name="T28" style:family="text">
      <style:text-properties officeooo:rsid="003b6da9"/>
    </style:style>
    <style:style style:name="T29" style:family="text">
      <style:text-properties officeooo:rsid="003d515d"/>
    </style:style>
    <style:style style:name="T30" style:family="text">
      <style:text-properties officeooo:rsid="003dd9bd"/>
    </style:style>
    <style:style style:name="T31" style:family="text">
      <style:text-properties officeooo:rsid="003e4d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Project Specification</text:h>
      <text:p text:style-name="P1">In order to have a useful comparison of potential implementations, it is necessary to have a clear<text:span text:style-name="T6"> definition of the problem at hand. Specifically, we need to define the search space.</text:span></text:p>
      <text:p text:style-name="P2">This starts with defining the state of the environment at any given moment in time. The most important state variables are the locations of each card in the deck, with a card being either in one of the player's hands or out of play. We can represent each card as a variable with a value representing one of the four locations.<text:span text:style-name="T7"> Going forward we will refer to the collective state of all cards as the "deck state".</text:span> Th<text:span text:style-name="T7">e</text:span> <text:span text:style-name="T7">deck state</text:span> <text:span text:style-name="T7">has</text:span> 4*52! = <text:span text:style-name="T7">3.226*10</text:span><text:span text:style-name="T8">68</text:span><text:span text:style-name="T7"> possible values.</text:span></text:p>
      <text:p text:style-name="P3">The problem is complicated by the fact that during play we only know the locations of a subset of the cards. We know the state of the 16 cards dealt to us, plus the <text:span text:style-name="T9">t</text:span><text:span text:style-name="T10"> </text:span>*<text:span text:style-name="T12"> </text:span>2 + <text:span text:style-name="T9">p</text:span> cards so far played by the opponents (with <text:span text:style-name="T9">t</text:span> being the number of completed tricks and <text:span text:style-name="T9">p</text:span> being our position in the play order).<text:span text:style-name="T24"> If we are the leader (i.e. </text:span><text:span text:style-name="T10">p</text:span><text:span text:style-name="T14"> = 0) we also know the 4 cards discarded at the sta</text:span><text:span text:style-name="T15">r</text:span><text:span text:style-name="T14">t of the game</text:span><text:span text:style-name="T16">. Lastly, if an opponent plays a card from a different suit to the lead we know that they can't have any cards from the lead suit.</text:span></text:p>
      <text:p text:style-name="P8"><text:span text:style-name="T16">W</text:span><text:span text:style-name="T13">ith these rules governing how much of the state is known, each card could be represented with a probability distribution over its potential location. Without any additional modelling of the opponents the probabilities are trivial to calculate: 1 if </text:span><text:span text:style-name="T20">it is known to be in that location, 0 if it is known not to be, and even probabilities for the remaining locations.</text:span></text:p>
      <text:p text:style-name="P4"><text:span text:style-name="T13">MATHS: How big is the search space now?</text:span></text:p>
      <text:p text:style-name="P4"><text:span text:style-name="T19">EXPAND: Comment on how the remaining space shrinks drastically as cards are played.</text:span></text:p>
      <text:p text:style-name="P10"><text:span text:style-name="T19">F</text:span><text:span text:style-name="T13">rom the agent's perspective, state transitions where an opponent plays a card will be non-deterministic. The chance of an opponent playing a given card will be the probability of them possessing it multiplied by the probability of them choosing to play it. The chance of them choosing an illegal move is 0, but the probability distribution among legal choices is less obvious and will be discussed as it applies to the algorithms considered later.</text:span></text:p>
      <text:p text:style-name="P5"><text:span text:style-name="T21">Score will be the main factor in calculating a state's utility</text:span><text:span text:style-name="T13">.</text:span><text:span text:style-name="T17"> The obvious way to represent a </text:span><text:span text:style-name="T23">three </text:span><text:span text:style-name="T17">way score is with a vector containing the running tally </text:span><text:span text:style-name="T18">of each player </text:span><text:span text:style-name="T22">score</text:span><text:span text:style-name="T18">, i.e. (</text:span><text:span text:style-name="T11">w</text:span><text:span text:style-name="T25">0</text:span><text:span text:style-name="T18">-8, </text:span><text:span text:style-name="T11">w</text:span><text:span text:style-name="T25">1</text:span><text:span text:style-name="T18">-4, </text:span><text:span text:style-name="T11">w</text:span><text:span text:style-name="T25">2</text:span><text:span text:style-name="T18">-4) where </text:span><text:span text:style-name="T11">w</text:span><text:span text:style-name="T25">n</text:span><text:span text:style-name="T18"> is the number of tricks won by player </text:span><text:span text:style-name="T11">n</text:span><text:span text:style-name="T18">. The agent can then subtract the highest opponent's score from its own to measure </text:span><text:span text:style-name="T21">the state'</text:span><text:span text:style-name="T18">s</text:span><text:span text:style-name="T21"> utility</text:span><text:span text:style-name="T18">. EXPAND: alternative methods?</text:span></text:p>
      <text:p text:style-name="P6"><text:span text:style-name="T13">MATHS: Number of score combinations, new search space size.</text:span></text:p>
      <text:p text:style-name="P7"><text:span text:style-name="T13">EXPAND: Other variables (e.g. opponent modelling)?</text:span></text:p>
      <text:h text:style-name="P15" text:outline-level="1"><text:soft-page-break/>Algorithm Research</text:h>
      <text:h text:style-name="P20" text:outline-level="2"><text:span text:style-name="T27">ExpectiMax Search</text:span></text:h>
      <text:p text:style-name="P9">EM is a varia<text:span text:style-name="T28">tion</text:span> of <text:span text:style-name="T28">the </text:span>MiniMax <text:span text:style-name="T28">concept where some moves are governed by chance rather than player logic. EM incorporates chance by treating it as another player (sometimes labelled "nature"). Whenever chance rather than logic determines the potential outcomes (i.e. a "move by nature"), the tree branches into those potential outcomes as normal.</text:span></text:p>
      <text:p text:style-name="P9"><text:span text:style-name="T28">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span></text:p>
      <text:p text:style-name="P11">An important thing to note is that alpha-beta pruning can't be applied to chance nodes, <text:span text:style-name="T30">impacting</text:span> performance.</text:p>
      <text:h text:style-name="P21" text:outline-level="3">Project Implementation</text:h>
      <text:p text:style-name="P12">The "random" events in our model are the opponents playing one of their cards. <text:span text:style-name="T29">This implies that</text:span> opponent moves actually become chance nodes<text:span text:style-name="T29"> on an EM tree, while our moves follow the same logic as max nodes in a MiniMax search.</text:span></text:p>
      <text:p text:style-name="P13">Given that chance nodes would outnumber max nodes 2:1, this implementation rel<text:span text:style-name="T31">ies</text:span> heavily on accurately predicting opponent decision <text:span text:style-name="T31">probabilities</text:span>. <text:span text:style-name="T31">We could assume a greedy opponent strategy (i.e. play the lowest value card that will win the hand, otherwise discard the lowest value card), but this is difficult with a model that doesn't have full knowledge of the other cards in their hand. Alternatively we could attempt to formulate the optimal strategy and assume our opponent will employ it as well, but this is still a massive assumption to base everything on.</text:span></text:p>
      <text:p text:style-name="P14">Assumption issues aside, ExpectiMax also faces considerable performance hurdles.</text:p>
      <text:p text:style-name="P14">MATHS: Branching factors at different levels, maximum viable search depth.</text:p>
      <text:h text:style-name="P17" text:outline-level="2">Monte Carlo</text:h>
      <text:h text:style-name="P18" text:outline-level="2">PO-MDP</text:h>
      <text:p text:style-name="List_20_Contents">The game can be formulated as a Markov Decision Process by treating <text:span text:style-name="T1">the</text:span> configuration of card locations as the state, our decision to play a certain card as the action, and the next state being our next turn.</text:p>
      <text:p text:style-name="List_20_Contents">Each action can lead to a number of different states depending on what cards the opponents have and what they choose to play.</text:p>
      <text:p text:style-name="List_20_Contents">The transition model depends on the probability of an opponent playing a certain card, which requires some assumption <text:span text:style-name="T2">and/or modelling </text:span>of their behaviour<text:span text:style-name="T2">.</text:span></text:p>
      <text:p text:style-name="List_20_Contents"><text:span text:style-name="T3">?? </text:span>The reward of a state is a score for whoever won the previous trick.</text:p>
      <text:p text:style-name="List_20_Contents"><text:soft-page-break/>Taking into account that we don't know where some of the cards are gives us a Partially Observable MD<text:span text:style-name="T4">P</text:span>, where the <text:span text:style-name="T5">belief</text:span> state is a probability distribution over the potential positioning of the cards.</text:p>
      <text:p text:style-name="List_20_Contents">We might be able to run a two week policy iteration to formulate a reliable policy.</text:p>
      <text:p text:style-name="List_20_Contents">This relies on the number of belief states being low enough for iteration of the entire state space.</text:p>
      <text:p text:style-name="Text_20_body"/>
      <text:h text:style-name="P19" text:outline-level="2"><text:span text:style-name="T26">Reinforcement </text:span>Learning</text:h>
      <text:p text:style-name="List_20_Contents">A learning approach could be used to formulate a policy for the above POMDP.</text:p>
      <text:p text:style-name="List_20_Contents">This would involve repeated sampling of potential policies followed by attempting to improve based on feedbac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01:34:21.912177014</meta:creation-date>
    <meta:generator>LibreOffice/5.3.2.2$Windows_X86_64 LibreOffice_project/6cd4f1ef626f15116896b1d8e1398b56da0d0ee1</meta:generator>
    <dc:date>2017-10-13T14:24:27.610000000</dc:date>
    <meta:editing-duration>PT3H52M36S</meta:editing-duration>
    <meta:editing-cycles>33</meta:editing-cycles>
    <meta:document-statistic meta:table-count="0" meta:image-count="0" meta:object-count="0" meta:page-count="3" meta:paragraph-count="33" meta:word-count="947" meta:character-count="5538" meta:non-whitespace-character-count="4624"/>
  </office:meta>
</office:document-meta>
</file>